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58C000002BEA114578329BF73B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448cm" fo:min-width="1.661cm" style:writing-mode="lr-tb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448cm" fo:min-width="2.172cm" style:writing-mode="lr-tb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448cm" fo:min-width="4.909cm" style:writing-mode="lr-tb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42cm" fo:min-width="5.996cm" style:writing-mode="lr-tb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42cm" fo:min-width="6.459cm" style:writing-mode="lr-tb"/>
      <style:paragraph-properties style:writing-mode="lr-tb"/>
    </style:style>
    <style:style style:name="gr7" style:family="graphic" style:parent-style-name="standard">
      <style:graphic-properties draw:fill-color="#ff5e00" draw:opacity="50%" draw:textarea-horizontal-align="justify" draw:textarea-vertical-align="middle" draw:auto-grow-height="false" fo:min-height="0.812cm" fo:min-width="0.562cm" style:writing-mode="lr-tb"/>
      <style:paragraph-properties style:writing-mode="lr-tb"/>
    </style:style>
    <style:style style:name="gr8" style:family="graphic" style:parent-style-name="standard">
      <style:graphic-properties draw:fill-color="#ff5e00" draw:opacity="50%" draw:textarea-horizontal-align="justify" draw:textarea-vertical-align="top" draw:auto-grow-height="false" fo:min-height="2.25cm" fo:min-width="3.75cm" style:writing-mode="lr-tb"/>
      <style:paragraph-properties style:writing-mode="lr-tb"/>
    </style:style>
    <style:style style:name="gr9" style:family="graphic" style:parent-style-name="standard">
      <style:graphic-properties draw:fill-color="#ff5e00" draw:opacity="5%" draw:textarea-horizontal-align="justify" draw:textarea-vertical-align="top" draw:auto-grow-height="false" fo:min-height="2.25cm" fo:min-width="3.75cm" style:writing-mode="lr-tb"/>
      <style:paragraph-properties style:writing-mode="lr-tb"/>
    </style:style>
    <style:style style:name="gr10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2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1cm" fo:min-width="1cm" style:writing-mode="lr-tb"/>
      <style:paragraph-properties style:writing-mode="lr-tb"/>
    </style:style>
    <style:style style:name="gr14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7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8" style:family="graphic" style:parent-style-name="standard">
      <style:graphic-properties draw:fill-color="#ff5e00" draw:opacity="50%" draw:textarea-horizontal-align="justify" draw:textarea-vertical-align="middle" draw:auto-grow-height="false" fo:min-height="2.25cm" fo:min-width="3.75cm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cm"/>
      <style:paragraph-properties style:writing-mode="lr-tb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1cm" fo:min-width="1.25cm" style:writing-mode="lr-tb"/>
      <style:paragraph-properties style:writing-mode="lr-tb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1.25cm" fo:min-width="2.75cm" style:writing-mode="lr-tb"/>
      <style:paragraph-properties style:writing-mode="lr-tb"/>
    </style:style>
    <style:style style:name="gr23" style:family="graphic" style:parent-style-name="standard">
      <style:graphic-properties draw:opacity="0%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4" style:family="graphic" style:parent-style-name="standard">
      <style:graphic-properties draw:fill-color="#ff5e00" draw:opacity="50%" draw:textarea-horizontal-align="justify" draw:textarea-vertical-align="middle" draw:auto-grow-height="false" fo:min-height="0.75cm" fo:min-width="1.25cm" style:writing-mode="lr-tb"/>
      <style:paragraph-properties style:writing-mode="lr-tb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1.25cm" fo:min-width="2.25cm" style:writing-mode="lr-tb"/>
      <style:paragraph-properties style:writing-mode="lr-tb"/>
    </style:style>
    <style:style style:name="gr26" style:family="graphic" style:parent-style-name="standard">
      <style:graphic-properties draw:fill-color="#ff5e00" draw:opacity="50%" draw:textarea-horizontal-align="justify" draw:textarea-vertical-align="top" draw:auto-grow-height="false" fo:min-height="1.25cm" fo:min-width="2cm" style:writing-mode="lr-tb"/>
      <style:paragraph-properties style:writing-mode="lr-tb"/>
    </style:style>
    <style:style style:name="gr27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fill-color="#ffffff" draw:opacity="100%" draw:textarea-horizontal-align="justify" draw:textarea-vertical-align="middle" draw:auto-grow-height="false" fo:min-height="0.167cm" fo:min-width="0.2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1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32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9pt" style:font-size-asian="9pt" style:font-size-complex="9pt"/>
    </style:style>
    <style:style style:name="P3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-color="#ffffff"/>
      <style:paragraph-properties fo:text-align="start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5e00" draw:opacity="50%"/>
      <style:paragraph-properties fo:text-align="center" style:writing-mode="lr-tb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5e00" draw:opacity="50%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-color="#ff5e00" draw:opacity="5%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opacity="0%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ffffff" draw:opacity="100%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10pt"/>
    </style:style>
    <style:style style:name="P19" style:family="paragraph">
      <loext:graphic-properties draw:fill="none" draw:fill-color="#ffffff"/>
      <style:text-properties fo:font-size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9.392cm" svg:x="1cm" svg:y="10.153cm">
          <draw:image xlink:href="Pictures/100000010000058C000002BEA114578329BF73B8.png" xlink:type="simple" xlink:show="embed" xlink:actuate="onLoad" draw:mime-type="image/png">
            <text:p/>
          </draw:image>
        </draw:frame>
        <draw:custom-shape draw:style-name="gr2" draw:text-style-name="P3" draw:layer="layout" svg:width="2.161cm" svg:height="0.698cm" svg:x="17.616cm" svg:y="10.233cm">
          <text:p text:style-name="P2"><text:span text:style-name="T1">порог отсекания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672cm" svg:height="0.698cm" svg:x="13.886cm" svg:y="10.222cm">
          <text:p text:style-name="P4"><text:span text:style-name="T2">перегрузка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409cm" svg:height="0.698cm" svg:x="1.132cm" svg:y="10.408cm">
          <text:p text:style-name="P6">Входной сигнал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496cm" svg:height="0.792cm" svg:x="1.265cm" svg:y="14.172cm">
          <text:p text:style-name="P6">«Мягкое» отсекание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959cm" svg:height="0.792cm" svg:x="1.177cm" svg:y="17.039cm">
          <text:p text:style-name="P6">«Жесткое» отсекание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7" draw:text-style-name="P10" xml:id="id1" draw:id="id1" draw:layer="layout" svg:width="1.5cm" svg:height="1.5cm" svg:x="7.75cm" svg:y="11.75cm">
          <text:p text:style-name="P9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2" draw:id="id2" draw:layer="layout" svg:width="4.25cm" svg:height="2.5cm" svg:x="12.75cm" svg:y="11.25cm">
          <text:p text:style-name="P11"><text:span text:style-name="T2">Компаратор</text:span></text:p>
          <text:p text:style-name="P11"><text:span text:style-name="T2"/></text:p>
          <text:p text:style-name="P11"><text:span text:style-name="T2">out = b, a &gt; b</text:span></text:p>
          <text:p text:style-name="P11"><text:span text:style-name="T2">out = a, a &lt; b</text:span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25cm" svg:height="2.5cm" svg:x="8cm" svg:y="14.75cm">
          <text:p text:style-name="P11"><text:span text:style-name="T2">Входные параметры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.25cm" svg:y1="12.5cm" svg:x2="12.75cm" svg:y2="12.5cm" draw:start-shape="id1" draw:start-glue-point="10" draw:end-shape="id2" draw:end-glue-point="3" svg:d="M9250 12500h3500" svg:viewBox="0 0 3501 1">
          <text:p/>
        </draw:connector>
        <draw:custom-shape draw:style-name="gr11" draw:text-style-name="P14" xml:id="id3" draw:id="id3" draw:layer="layout" svg:width="3.25cm" svg:height="1.25cm" svg:x="3.5cm" svg:y="8.5cm">
          <text:p text:style-name="P11"><text:span text:style-name="T2">Входной сигнал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5.125cm" svg:y1="9.75cm" svg:x2="8.5cm" svg:y2="11.75cm" draw:start-shape="id3" draw:start-glue-point="2" draw:end-shape="id1" draw:end-glue-point="4" svg:d="M5125 9750v1000h3375v1000" svg:viewBox="0 0 3376 2001">
          <text:p/>
        </draw:connector>
        <draw:custom-shape draw:style-name="gr13" draw:text-style-name="P14" xml:id="id4" draw:id="id4" draw:layer="layout" svg:width="1.5cm" svg:height="1.25cm" svg:x="8cm" svg:y="16cm">
          <text:p text:style-name="P11"><text:span text:style-name="T2">Gain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1.999cm" svg:x1="8cm" svg:y1="16.625cm" svg:x2="7.75cm" svg:y2="12.5cm" draw:start-shape="id4" draw:start-glue-point="3" draw:end-shape="id1" draw:end-glue-point="6" svg:d="M8000 16625h-2750v-4125h2500" svg:viewBox="0 0 2751 4126">
          <text:p/>
        </draw:connector>
        <draw:custom-shape draw:style-name="gr13" draw:text-style-name="P14" xml:id="id5" draw:id="id5" draw:layer="layout" svg:width="1.5cm" svg:height="1.25cm" svg:x="10.75cm" svg:y="16cm">
          <text:p text:style-name="P11"><text:span text:style-name="T2">Th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2.25cm" svg:y1="16.625cm" svg:x2="14.875cm" svg:y2="13.75cm" draw:start-shape="id5" draw:start-glue-point="1" draw:end-shape="id2" draw:end-glue-point="2" svg:d="M12250 16625h2625v-2875" svg:viewBox="0 0 2626 2876">
          <text:p/>
        </draw:connector>
        <draw:frame draw:style-name="gr16" draw:text-style-name="P15" draw:layer="layout" svg:width="0.75cm" svg:height="0.75cm" svg:x="12cm" svg:y="11.75cm">
          <draw:text-box>
            <text:p><text:span text:style-name="T2">a</text:span></text:p>
          </draw:text-box>
        </draw:frame>
        <draw:frame draw:style-name="gr16" draw:text-style-name="P15" draw:layer="layout" svg:width="0.75cm" svg:height="0.75cm" svg:x="14cm" svg:y="13.75cm">
          <draw:text-box>
            <text:p><text:span text:style-name="T2">b</text:span></text:p>
          </draw:text-box>
        </draw:frame>
        <draw:line draw:style-name="gr17" draw:text-style-name="P1" draw:layer="layout" svg:x1="17cm" svg:y1="12.5cm" svg:x2="18.499cm" svg:y2="12.5cm">
          <text:p/>
        </draw:line>
        <draw:frame draw:style-name="gr16" draw:text-style-name="P15" draw:layer="layout" svg:width="1.75cm" svg:height="0.75cm" svg:x="17cm" svg:y="11.75cm">
          <draw:text-box>
            <text:p><text:span text:style-name="T2">out</text:span></text:p>
          </draw:text-box>
        </draw:frame>
      </draw:page>
      <draw:page draw:name="page3" draw:style-name="dp1" draw:master-page-name="Обычный">
        <draw:custom-shape draw:style-name="gr7" draw:text-style-name="P10" xml:id="id6" draw:id="id6" draw:layer="layout" svg:width="1.5cm" svg:height="1.5cm" svg:x="7.75cm" svg:y="11.75cm">
          <text:p text:style-name="P9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7" draw:id="id7" draw:layer="layout" svg:width="4.25cm" svg:height="2.5cm" svg:x="12.75cm" svg:y="11.25cm">
          <text:p text:style-name="P11"><text:span text:style-name="T2">Компаратор</text:span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25cm" svg:height="2.5cm" svg:x="8cm" svg:y="14.75cm">
          <text:p text:style-name="P11"><text:span text:style-name="T2">Входные параметры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.25cm" svg:y1="12.5cm" svg:x2="12.75cm" svg:y2="12.5cm" draw:start-shape="id6" draw:start-glue-point="10" draw:end-shape="id7" draw:end-glue-point="3" svg:d="M9250 12500h3500" svg:viewBox="0 0 3501 1">
          <text:p/>
        </draw:connector>
        <draw:custom-shape draw:style-name="gr11" draw:text-style-name="P14" xml:id="id8" draw:id="id8" draw:layer="layout" svg:width="3.25cm" svg:height="1.25cm" svg:x="3.5cm" svg:y="8.5cm">
          <text:p text:style-name="P11"><text:span text:style-name="T2">Входной сигнал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5.125cm" svg:y1="9.75cm" svg:x2="8.5cm" svg:y2="11.75cm" draw:start-shape="id8" draw:start-glue-point="2" draw:end-shape="id6" draw:end-glue-point="4" svg:d="M5125 9750v1000h3375v1000" svg:viewBox="0 0 3376 2001">
          <text:p/>
        </draw:connector>
        <draw:custom-shape draw:style-name="gr13" draw:text-style-name="P14" xml:id="id9" draw:id="id9" draw:layer="layout" svg:width="1.5cm" svg:height="1.25cm" svg:x="8cm" svg:y="16cm">
          <text:p text:style-name="P11"><text:span text:style-name="T2">Gain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1.999cm" svg:x1="8cm" svg:y1="16.625cm" svg:x2="7.75cm" svg:y2="12.5cm" draw:start-shape="id9" draw:start-glue-point="3" draw:end-shape="id6" draw:end-glue-point="6" svg:d="M8000 16625h-2750v-4125h2500" svg:viewBox="0 0 2751 4126">
          <text:p/>
        </draw:connector>
        <draw:custom-shape draw:style-name="gr13" draw:text-style-name="P14" xml:id="id10" draw:id="id10" draw:layer="layout" svg:width="1.5cm" svg:height="1.25cm" svg:x="10.75cm" svg:y="16cm">
          <text:p text:style-name="P11"><text:span text:style-name="T2">Th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2.25cm" svg:y1="16.625cm" svg:x2="14.875cm" svg:y2="13.75cm" draw:start-shape="id10" draw:start-glue-point="1" draw:end-shape="id7" draw:end-glue-point="2" svg:d="M12250 16625h2625v-2875" svg:viewBox="0 0 2626 2876">
          <text:p/>
        </draw:connector>
        <draw:frame draw:style-name="gr19" draw:text-style-name="P15" draw:layer="layout" svg:width="1.25cm" svg:height="1.199cm" svg:x="11.5cm" svg:y="11.75cm">
          <draw:text-box>
            <text:p><text:span text:style-name="T2">Gx</text:span></text:p>
          </draw:text-box>
        </draw:frame>
        <draw:frame draw:style-name="gr16" draw:text-style-name="P15" draw:layer="layout" svg:width="0.75cm" svg:height="0.75cm" svg:x="14cm" svg:y="13.75cm">
          <draw:text-box>
            <text:p><text:span text:style-name="T2">T</text:span></text:p>
          </draw:text-box>
        </draw:frame>
        <draw:line draw:style-name="gr17" draw:text-style-name="P1" draw:layer="layout" svg:x1="17cm" svg:y1="12.5cm" svg:x2="18.499cm" svg:y2="12.5cm">
          <text:p/>
        </draw:line>
        <draw:frame draw:style-name="gr16" draw:text-style-name="P15" draw:layer="layout" svg:width="1.75cm" svg:height="0.75cm" svg:x="17cm" svg:y="11.75cm">
          <draw:text-box>
            <text:p><text:span text:style-name="T2">out</text:span></text:p>
          </draw:text-box>
        </draw:frame>
        <draw:frame draw:style-name="gr20" draw:text-style-name="P15" draw:layer="layout" svg:width="1.23cm" svg:height="0.725cm" svg:x="5cm" svg:y="9.775cm">
          <draw:text-box>
            <text:p><text:span text:style-name="T2">x(n)</text:span></text:p>
          </draw:text-box>
        </draw:frame>
        <draw:frame draw:style-name="gr20" draw:text-style-name="P15" draw:layer="layout" svg:width="1.23cm" svg:height="0.725cm" svg:x="17.25cm" svg:y="12.525cm">
          <draw:text-box>
            <text:p><text:span text:style-name="T2">y(n)</text:span></text:p>
          </draw:text-box>
        </draw:frame>
        <draw:frame draw:style-name="gr16" draw:text-style-name="P15" draw:layer="layout" svg:width="0.75cm" svg:height="0.75cm" svg:x="6.5cm" svg:y="12.5cm">
          <draw:text-box>
            <text:p><text:span text:style-name="T2">G</text:span></text:p>
          </draw:text-box>
        </draw:frame>
      </draw:page>
      <draw:page draw:name="page4" draw:style-name="dp1" draw:master-page-name="Обычный">
        <draw:custom-shape draw:style-name="gr7" draw:text-style-name="P10" xml:id="id11" draw:id="id11" draw:layer="layout" svg:width="1.5cm" svg:height="1.5cm" svg:x="7.75cm" svg:y="11.75cm">
          <text:p text:style-name="P9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9.25cm" svg:y1="12.5cm" svg:x2="12.75cm" svg:y2="12.5cm" draw:start-shape="id11" draw:start-glue-point="10" svg:d="M9250 12500h3500" svg:viewBox="0 0 3501 1">
          <text:p/>
        </draw:connector>
        <draw:custom-shape draw:style-name="gr11" draw:text-style-name="P14" xml:id="id12" draw:id="id12" draw:layer="layout" svg:width="3.25cm" svg:height="1.25cm" svg:x="3.25cm" svg:y="8.5cm">
          <text:p text:style-name="P11"><text:span text:style-name="T2">Входной сигнал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4.875cm" svg:y1="9.75cm" svg:x2="8.5cm" svg:y2="11.75cm" draw:start-shape="id12" draw:start-glue-point="2" draw:end-shape="id11" draw:end-glue-point="4" svg:d="M4875 9750v1000h3625v1000" svg:viewBox="0 0 3626 2001">
          <text:p/>
        </draw:connector>
        <draw:custom-shape draw:style-name="gr21" draw:text-style-name="P14" xml:id="id13" draw:id="id13" draw:layer="layout" svg:width="1.75cm" svg:height="1.25cm" svg:x="4cm" svg:y="13.25cm">
          <text:p text:style-name="P11"><text:span text:style-name="T2">Gain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875cm" svg:y1="13.25cm" svg:x2="7.75cm" svg:y2="12.5cm" draw:start-shape="id13" draw:start-glue-point="0" draw:end-shape="id11" draw:end-glue-point="6" svg:d="M4875 13250v-750h2875" svg:viewBox="0 0 2876 751">
          <text:p/>
        </draw:connector>
        <draw:frame draw:style-name="gr19" draw:text-style-name="P15" draw:layer="layout" svg:width="1.25cm" svg:height="1.199cm" svg:x="11.5cm" svg:y="11.75cm">
          <draw:text-box>
            <text:p><text:span text:style-name="T2">y(n)</text:span></text:p>
          </draw:text-box>
        </draw:frame>
        <draw:frame draw:style-name="gr20" draw:text-style-name="P15" draw:layer="layout" svg:width="1.23cm" svg:height="0.725cm" svg:x="5cm" svg:y="9.775cm">
          <draw:text-box>
            <text:p><text:span text:style-name="T2">x(n)</text:span></text:p>
          </draw:text-box>
        </draw:frame>
        <draw:frame draw:style-name="gr16" draw:text-style-name="P15" draw:layer="layout" svg:width="0.75cm" svg:height="0.75cm" svg:x="6.75cm" svg:y="12.5cm">
          <draw:text-box>
            <text:p><text:span text:style-name="T2">G</text:span></text:p>
          </draw:text-box>
        </draw:frame>
        <draw:custom-shape draw:style-name="gr22" draw:text-style-name="P14" draw:layer="layout" svg:width="3.25cm" svg:height="1.5cm" svg:x="12.75cm" svg:y="11.75cm">
          <text:p text:style-name="P11"><text:span text:style-name="T2">Выходной сигнал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connector draw:style-name="gr10" draw:text-style-name="P1" draw:layer="layout" svg:x1="14.25cm" svg:y1="12.5cm" svg:x2="16.25cm" svg:y2="12.5cm" draw:end-shape="id14" draw:end-glue-point="3" svg:d="M14250 12500h2000" svg:viewBox="0 0 2001 1">
          <text:p/>
        </draw:connector>
        <draw:custom-shape draw:style-name="gr23" draw:text-style-name="P14" xml:id="id15" draw:id="id15" draw:layer="layout" svg:width="3cm" svg:height="1.25cm" svg:x="3.25cm" svg:y="8.5cm">
          <text:p text:style-name="P11"><text:span text:style-name="T2">Входной сигнал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4.75cm" svg:y1="9.75cm" svg:x2="13cm" svg:y2="11.75cm" draw:start-shape="id15" draw:start-glue-point="2" draw:end-shape="id16" draw:end-glue-point="0" svg:d="M4750 9750v1000h8250v1000" svg:viewBox="0 0 8251 2001">
          <text:p/>
        </draw:connector>
        <draw:custom-shape draw:style-name="gr24" draw:text-style-name="P12" xml:id="id17" draw:id="id17" draw:layer="layout" svg:width="1.75cm" svg:height="1cm" svg:x="9.75cm" svg:y="15.75cm">
          <text:p text:style-name="P11"><text:span text:style-name="T2">Z</text:span><text:span text:style-name="T3">-M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1.5cm" svg:y1="16.25cm" svg:x2="13cm" svg:y2="13.25cm" draw:start-shape="id17" draw:start-glue-point="1" draw:end-shape="id16" draw:end-glue-point="2" svg:d="M11500 16250h1500v-3000" svg:viewBox="0 0 1501 3001">
          <text:p/>
        </draw:connector>
        <draw:custom-shape draw:style-name="gr25" draw:text-style-name="P14" xml:id="id14" draw:id="id14" draw:layer="layout" svg:width="2.75cm" svg:height="1.5cm" svg:x="16.25cm" svg:y="11.75cm">
          <text:p text:style-name="P11"><text:span text:style-name="T2">Выходной сигнал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6" draw:id="id16" draw:layer="layout" svg:width="2.5cm" svg:height="1.5cm" svg:x="11.75cm" svg:y="11.75cm">
          <text:p text:style-name="P11"><text:span text:style-name="T2"><text:s/></text:span><text:span text:style-name="T2">Mixer</text:span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4.75cm" svg:y1="16.25cm" svg:x2="9.75cm" svg:y2="16.25cm">
          <text:p/>
        </draw:line>
        <draw:line draw:style-name="gr28" draw:text-style-name="P1" draw:layer="layout" svg:x1="4.75cm" svg:y1="10.75cm" svg:x2="4.75cm" svg:y2="16.25cm">
          <text:p/>
        </draw:line>
        <draw:custom-shape draw:style-name="gr29" draw:text-style-name="P16" draw:layer="layout" svg:width="1.5cm" svg:height="1.25cm" draw:transform="rotate (-1.5707963267949) translate (7.5cm 15.5cm)">
          <text:p text:style-name="P9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0" draw:text-style-name="P17" draw:layer="layout" svg:width="0.997cm" svg:height="0.962cm" svg:x="6.25cm" svg:y="15.788cm">
          <draw:text-box>
            <text:p>G</text:p>
          </draw:text-box>
        </draw:frame>
        <draw:custom-shape draw:style-name="gr9" draw:text-style-name="P13" draw:layer="layout" svg:width="4.25cm" svg:height="2.5cm" svg:x="5.75cm" svg:y="12cm">
          <text:p text:style-name="P11"><text:span text:style-name="T2">Входные параметры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5cm" svg:height="1.25cm" svg:x="5.75cm" svg:y="13.25cm">
          <text:p text:style-name="P11"><text:span text:style-name="T2">Gain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75cm" svg:height="1.25cm" svg:x="8.25cm" svg:y="13.25cm">
          <text:p text:style-name="P11"><text:span text:style-name="T2">Delay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6.75cm" svg:y1="14.5cm" svg:x2="6.75cm" svg:y2="15.75cm">
          <text:p/>
        </draw:line>
        <draw:line draw:style-name="gr32" draw:text-style-name="P1" draw:layer="layout" svg:x1="10.75cm" svg:y1="13.75cm" svg:x2="10.75cm" svg:y2="15.75cm">
          <text:p/>
        </draw:line>
        <draw:line draw:style-name="gr28" draw:text-style-name="P1" draw:layer="layout" svg:x1="10cm" svg:y1="13.75cm" svg:x2="10.75cm" svg:y2="13.75cm">
          <text:p/>
        </draw:line>
        <draw:frame draw:style-name="gr30" draw:text-style-name="P19" draw:layer="layout" svg:width="0.794cm" svg:height="0.645cm" svg:x="10.706cm" svg:y="15cm">
          <draw:text-box>
            <text:p text:style-name="P18">M</text:p>
          </draw:text-box>
        </draw:frame>
        <draw:frame draw:style-name="gr30" draw:text-style-name="P19" draw:layer="layout" svg:width="0.777cm" svg:height="0.645cm" svg:x="6.723cm" svg:y="15.105cm">
          <draw:text-box>
            <text:p text:style-name="P18">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1" draw:display-name="Стили стрелок 11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3T21:04:30.389000000</dc:date>
    <meta:editing-duration>PT3H43M4S</meta:editing-duration>
    <meta:editing-cycles>9</meta:editing-cycles>
    <meta:generator>LibreOffice/7.5.1.2$Windows_X86_64 LibreOffice_project/fcbaee479e84c6cd81291587d2ee68cba099e129</meta:generator>
    <meta:document-statistic meta:object-count="66"/>
  </office:meta>
</office:document-meta>
</file>